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3b43" officeooo:paragraph-rsid="000a3b43"/>
    </style:style>
    <style:style style:name="P2" style:family="paragraph" style:parent-style-name="Standard">
      <style:paragraph-properties fo:text-align="start" style:justify-single-word="false"/>
      <style:text-properties officeooo:rsid="000a3b43" officeooo:paragraph-rsid="000a3b43"/>
    </style:style>
    <style:style style:name="P3" style:family="paragraph" style:parent-style-name="Standard">
      <style:paragraph-properties fo:text-align="start" style:justify-single-word="false"/>
      <style:text-properties officeooo:rsid="000ca3db" officeooo:paragraph-rsid="000ca3db"/>
    </style:style>
    <style:style style:name="P4" style:family="paragraph" style:parent-style-name="Standard">
      <style:paragraph-properties fo:text-align="start" style:justify-single-word="false"/>
      <style:text-properties officeooo:rsid="000e4302" officeooo:paragraph-rsid="000e4302"/>
    </style:style>
    <style:style style:name="P5" style:family="paragraph" style:parent-style-name="Standard">
      <style:paragraph-properties fo:text-align="start" style:justify-single-word="false"/>
      <style:text-properties officeooo:rsid="000e4302" officeooo:paragraph-rsid="001021f8"/>
    </style:style>
    <style:style style:name="P6" style:family="paragraph" style:parent-style-name="Standard">
      <style:paragraph-properties fo:text-align="start" style:justify-single-word="false"/>
      <style:text-properties officeooo:rsid="000e4302" officeooo:paragraph-rsid="0010f47e"/>
    </style:style>
    <style:style style:name="P7" style:family="paragraph" style:parent-style-name="Standard">
      <style:paragraph-properties fo:text-align="start" style:justify-single-word="false"/>
      <style:text-properties officeooo:rsid="000e4302" officeooo:paragraph-rsid="00124544"/>
    </style:style>
    <style:style style:name="P8" style:family="paragraph" style:parent-style-name="Standard">
      <style:paragraph-properties fo:text-align="start" style:justify-single-word="false"/>
      <style:text-properties officeooo:rsid="000e4302" officeooo:paragraph-rsid="00139d90"/>
    </style:style>
    <style:style style:name="P9" style:family="paragraph" style:parent-style-name="Standard">
      <style:paragraph-properties fo:text-align="start" style:justify-single-word="false"/>
      <style:text-properties officeooo:rsid="000e4302" officeooo:paragraph-rsid="0014168e"/>
    </style:style>
    <style:style style:name="P10" style:family="paragraph" style:parent-style-name="Standard">
      <style:paragraph-properties fo:text-align="start" style:justify-single-word="false"/>
      <style:text-properties officeooo:rsid="000e4302" officeooo:paragraph-rsid="0014855d"/>
    </style:style>
    <style:style style:name="P11" style:family="paragraph" style:parent-style-name="Standard">
      <style:paragraph-properties fo:text-align="start" style:justify-single-word="false"/>
      <style:text-properties officeooo:rsid="001021f8" officeooo:paragraph-rsid="001021f8"/>
    </style:style>
    <style:style style:name="P12" style:family="paragraph" style:parent-style-name="Standard">
      <style:paragraph-properties fo:text-align="start" style:justify-single-word="false"/>
      <style:text-properties officeooo:rsid="001021f8" officeooo:paragraph-rsid="0010f47e"/>
    </style:style>
    <style:style style:name="P13" style:family="paragraph" style:parent-style-name="Standard">
      <style:paragraph-properties fo:text-align="start" style:justify-single-word="false"/>
      <style:text-properties officeooo:rsid="001021f8" officeooo:paragraph-rsid="0014168e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0e4302" officeooo:paragraph-rsid="001021f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0e4302" officeooo:paragraph-rsid="0014168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rsid="0010f47e" officeooo:paragraph-rsid="0010f47e"/>
    </style:style>
    <style:style style:name="P17" style:family="paragraph" style:parent-style-name="Standard">
      <style:paragraph-properties fo:text-align="start" style:justify-single-word="false"/>
      <style:text-properties officeooo:rsid="0010f47e" officeooo:paragraph-rsid="0014168e"/>
    </style:style>
    <style:style style:name="P18" style:family="paragraph" style:parent-style-name="Standard">
      <style:paragraph-properties fo:text-align="start" style:justify-single-word="false"/>
      <style:text-properties officeooo:rsid="00139d90" officeooo:paragraph-rsid="00139d90"/>
    </style:style>
    <style:style style:name="P19" style:family="paragraph" style:parent-style-name="Standard">
      <style:paragraph-properties fo:text-align="start" style:justify-single-word="false"/>
      <style:text-properties officeooo:rsid="00139d90" officeooo:paragraph-rsid="0014168e"/>
    </style:style>
    <style:style style:name="P20" style:family="paragraph" style:parent-style-name="Standard">
      <style:paragraph-properties fo:text-align="start" style:justify-single-word="false"/>
      <style:text-properties officeooo:rsid="00139d90" officeooo:paragraph-rsid="0014855d"/>
    </style:style>
    <style:style style:name="P21" style:family="paragraph" style:parent-style-name="Standard">
      <style:paragraph-properties fo:text-align="start" style:justify-single-word="false"/>
      <style:text-properties officeooo:rsid="0014168e" officeooo:paragraph-rsid="0014168e"/>
    </style:style>
    <style:style style:name="P22" style:family="paragraph" style:parent-style-name="Standard">
      <style:paragraph-properties fo:text-align="start" style:justify-single-word="false"/>
      <style:text-properties officeooo:rsid="0014168e" officeooo:paragraph-rsid="0014855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0e4302" officeooo:paragraph-rsid="000e4302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0e4302" officeooo:paragraph-rsid="001021f8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0e4302" officeooo:paragraph-rsid="0010f47e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0e4302" officeooo:paragraph-rsid="0014168e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0e4302" officeooo:paragraph-rsid="0014168e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14168e" officeooo:paragraph-rsid="0014168e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14168e" officeooo:paragraph-rsid="0014855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4168e" officeooo:paragraph-rsid="0014855d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tyle="italic" officeooo:rsid="000e4302" officeooo:paragraph-rsid="000e4302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style="italic" officeooo:rsid="000e4302" officeooo:paragraph-rsid="0010f47e" style:font-style-asian="italic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style="italic" fo:font-weight="normal" officeooo:rsid="000e4302" officeooo:paragraph-rsid="0014168e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italic" fo:font-weight="normal" officeooo:rsid="0014168e" officeooo:paragraph-rsid="0014168e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14168e" officeooo:paragraph-rsid="0014168e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14168e" officeooo:paragraph-rsid="0014855d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rsid="000e4302" officeooo:paragraph-rsid="000e4302"/>
    </style:style>
    <style:style style:name="P38" style:family="paragraph" style:parent-style-name="Standard">
      <style:paragraph-properties fo:text-align="start" style:justify-single-word="false"/>
      <style:text-properties officeooo:rsid="000e4302" officeooo:paragraph-rsid="001021f8"/>
    </style:style>
    <style:style style:name="P39" style:family="paragraph" style:parent-style-name="Standard">
      <style:paragraph-properties fo:text-align="start" style:justify-single-word="false"/>
      <style:text-properties officeooo:rsid="00166728" officeooo:paragraph-rsid="00166728"/>
    </style:style>
    <style:style style:name="P40" style:family="paragraph" style:parent-style-name="Standard">
      <style:paragraph-properties fo:text-align="start" style:justify-single-word="false"/>
      <style:text-properties officeooo:rsid="0010f47e" officeooo:paragraph-rsid="00166728"/>
    </style:style>
    <style:style style:name="P41" style:family="paragraph" style:parent-style-name="Standard">
      <style:paragraph-properties fo:text-align="start" style:justify-single-word="false"/>
      <style:text-properties officeooo:rsid="0014168e" officeooo:paragraph-rsid="00166728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0e4302" officeooo:paragraph-rsid="000e4302" style:font-weight-asian="bold" style:font-weight-complex="bold"/>
    </style:style>
    <style:style style:name="T1" style:family="text">
      <style:text-properties style:font-name="Times New Roman1"/>
    </style:style>
    <style:style style:name="T2" style:family="text">
      <style:text-properties officeooo:rsid="000adafe"/>
    </style:style>
    <style:style style:name="T3" style:family="text">
      <style:text-properties officeooo:rsid="000ca3db"/>
    </style:style>
    <style:style style:name="T4" style:family="text">
      <style:text-properties officeooo:rsid="000a3b43"/>
    </style:style>
    <style:style style:name="T5" style:family="text">
      <style:text-properties officeooo:rsid="000e4302"/>
    </style:style>
    <style:style style:name="T6" style:family="text">
      <style:text-properties officeooo:rsid="001021f8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4168e" style:font-style-asian="normal" style:font-weight-asian="normal" style:font-style-complex="normal" style:font-weight-complex="normal"/>
    </style:style>
    <style:style style:name="T10" style:family="text">
      <style:text-properties officeooo:rsid="0010f47e"/>
    </style:style>
    <style:style style:name="T11" style:family="text">
      <style:text-properties officeooo:rsid="00139d90"/>
    </style:style>
    <style:style style:name="T12" style:family="text">
      <style:text-properties officeooo:rsid="0014168e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14855d"/>
    </style:style>
    <style:style style:name="T15" style:family="text">
      <style:text-properties officeooo:rsid="00166728"/>
    </style:style>
    <style:style style:name="T16" style:family="text">
      <style:text-properties style:font-name="monospace"/>
    </style:style>
    <style:style style:name="T17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Протокол испытаний</text:span> побочных эффектов операции ввода с консоли</text:p>
      <text:p text:style-name="P1"/>
      <text:p text:style-name="P2">Платформа для ис<text:span text:style-name="T5">пытаний</text:span>:</text:p>
      <text:p text:style-name="P2"/>
      <text:p text:style-name="P2">Процессор: <text:span text:style-name="T1">Intel(R) Core(TM) i7-9700K CPU @ 3.60GHz</text:span></text:p>
      <text:p text:style-name="P2">Архитектура: x86_64</text:p>
      <text:p text:style-name="P2">Порядок байт: Little Endian</text:p>
      <text:p text:style-name="P2">Операционная Система: Manjaro Linux x86_64</text:p>
      <text:p text:style-name="P2"/>
      <text:p text:style-name="P2">IDE: <text:span text:style-name="T3">Visual Studio Code</text:span></text:p>
      <text:p text:style-name="P2">Компилятор: <text:span text:style-name="T3">сlang++</text:span></text:p>
      <text:p text:style-name="P3">Версия компилятора: <text:span text:style-name="T4">16.0.6</text:span></text:p>
      <text:p text:style-name="P4">Стандарт C++: cpp20</text:p>
      <text:p text:style-name="P39">Инструмент <text:span text:style-name="T1">для сборки: Cmake 3.27.7</text:span></text:p>
      <text:p text:style-name="P3"/>
      <text:p text:style-name="P23">Программная реализация №1:</text:p>
      <text:p text:style-name="P4"/>
      <text:p text:style-name="P31">/* Programming in C Style */ </text:p>
      <text:p text:style-name="P31"/>
      <text:p text:style-name="P31">#include &lt;cstdio&gt; </text:p>
      <text:p text:style-name="P31"/>
      <text:p text:style-name="P31">int main() </text:p>
      <text:p text:style-name="P31">{ </text:p>
      <text:p text:style-name="P31"/>
      <text:p text:style-name="P31"><text:tab/>int n; /* memory class - auto */ </text:p>
      <text:p text:style-name="P31"/>
      <text:p text:style-name="P31"><text:tab/>printf("Programming in C style\n"); </text:p>
      <text:p text:style-name="P31"><text:tab/>do </text:p>
      <text:p text:style-name="P31"><text:tab/>{ </text:p>
      <text:p text:style-name="P31"><text:tab/><text:tab/>printf("Number [-128, 127]? "); </text:p>
      <text:p text:style-name="P31"><text:tab/><text:tab/>scanf("%d", &amp;n); </text:p>
      <text:p text:style-name="P31"><text:tab/>} </text:p>
      <text:p text:style-name="P31"><text:tab/>while (!(n &gt;= -128 &amp;&amp; n &lt;= 127)); </text:p>
      <text:p text:style-name="P31"><text:tab/>printf("%d\n", n); </text:p>
      <text:p text:style-name="P31"/>
      <text:p text:style-name="P31"><text:tab/>return 0; </text:p>
      <text:p text:style-name="P31">}</text:p>
      <text:p text:style-name="P4"/>
      <text:p text:style-name="P4">Попытка осуществить ввод целого числа из диапазона значений [-128, 127] с помощью цикла с постусловием.</text:p>
      <text:p text:style-name="P4"/>
      <text:p text:style-name="P5">1) В случае, <text:span text:style-name="T6">когда пользователь</text:span> ввод<text:span text:style-name="T6">ит</text:span> значени<text:span text:style-name="T6">е из диапазона </text:span>[-128, 127] программа выполнится успешно и в консоль выведется значении переменной n. </text:p>
      <text:p text:style-name="P4"/>
      <text:p text:style-name="P4">2) В случае ввода <text:span text:style-name="T6">нечисловых символов</text:span> в консоль выведется значение переменной n, равное 0.</text:p>
      <text:p text:style-name="P4"/>
      <text:p text:style-name="P6">3) В случае, <text:span text:style-name="T6">когда введено</text:span> значени<text:span text:style-name="T6">е НЕ из диапазона </text:span>[-128, 127] пользователь получит повторное приглашение к вводу, благ<text:span text:style-name="T6">о</text:span>даря циклу с постусловием.</text:p>
      <text:p text:style-name="P6"><text:span text:style-name="T10">а)</text:span>Если будет введено <text:span text:style-name="T6">значение, состоящее из нечисловых символов</text:span>, <text:s/>цикл с постусловием станет бесконечным, <text:span text:style-name="T10">т.к. в буфере ввода останется нечисловое значение, а значение переменной n не будет меняться.</text:span> </text:p>
      <text:p text:style-name="P6"><text:soft-page-break/><text:span text:style-name="T10">б)</text:span>Если пользователь введет значени<text:span text:style-name="T6">е из диапазона </text:span>[-128, 127], программа выполнится успешно и в консоль выведется значении переменной n.</text:p>
      <text:p text:style-name="P4"/>
      <text:p text:style-name="P5">4) В случае ввода значени<text:span text:style-name="T6">е из диапазона </text:span>[-128, 127] и <text:span text:style-name="T6">нечисловых символов</text:span> программа выполнится успешно и в консоль вывед<text:span text:style-name="T6">утся только числовые символы</text:span>.</text:p>
      <text:p text:style-name="P18"/>
      <text:p text:style-name="P18">5) <text:span text:style-name="T5">В случае ввода </text:span><text:span text:style-name="T6">нечисловых символов </text:span>и<text:span text:style-name="T5"> значени</text:span>я<text:span text:style-name="T6"> из диапазона </text:span><text:span text:style-name="T5">[-128, 127] <text:s/>в консоль вывед</text:span>ется значение <text:span text:style-name="T5">n, равное 0.</text:span></text:p>
      <text:p text:style-name="P8"/>
      <text:p text:style-name="P8"><text:span text:style-name="T11">6</text:span>) В случае ввода значения LF(новая строка), либо другого пробельного символа, программа будет ожидать ввода либо числового значения, либо нечислового значения.</text:p>
      <text:p text:style-name="P8"/>
      <text:p text:style-name="P40"><text:span text:style-name="T12">7</text:span>) <text:span text:style-name="T5">В случае ввода </text:span>числового <text:span text:style-name="T5">значения, </text:span>выходящего за границы диапазона установленн<text:span text:style-name="T12">ого</text:span> архитектурой <text:span text:style-name="T15">(от 2147483648 до 8999999999999999999(19 символов))</text:span><text:span text:style-name="T5"> пользователь получит повторное приглашение к вводу, благ</text:span><text:span text:style-name="T6">о</text:span><text:span text:style-name="T5">даря циклу с постусловием</text:span><text:span text:style-name="T12">, либо </text:span><text:span text:style-name="T15">выведет в консоль</text:span><text:span text:style-name="T12"> значение</text:span> переменной n, равно<text:span text:style-name="T15">е</text:span> -1, <text:span text:style-name="T15">при введенном значении от 9999999999999999999</text:span>.</text:p>
      <text:p text:style-name="P17"/>
      <text:p text:style-name="P24">Программная реализация №<text:span text:style-name="T6">2</text:span>:</text:p>
      <text:p text:style-name="P5"/>
      <text:p text:style-name="P31">// Programming in C++ Style </text:p>
      <text:p text:style-name="P31"/>
      <text:p text:style-name="P31">#include &lt;iostream&gt; </text:p>
      <text:p text:style-name="P31"/>
      <text:p text:style-name="P31">int main() </text:p>
      <text:p text:style-name="P31">{ </text:p>
      <text:p text:style-name="P31"><text:tab/>using namespace std; </text:p>
      <text:p text:style-name="P31"/>
      <text:p text:style-name="P31"><text:tab/>int n; <text:s/>// memory class - auto </text:p>
      <text:p text:style-name="P31"/>
      <text:p text:style-name="P31"><text:tab/>cout &lt;&lt; "Programming in C++ style" &lt;&lt; endl; </text:p>
      <text:p text:style-name="P31"><text:tab/>do </text:p>
      <text:p text:style-name="P31"><text:tab/>{ </text:p>
      <text:p text:style-name="P31"><text:tab/><text:tab/>cout &lt;&lt; "Number [-128, 127]? "; </text:p>
      <text:p text:style-name="P31"><text:tab/><text:tab/>cin &gt;&gt; n; </text:p>
      <text:p text:style-name="P31"><text:tab/>} </text:p>
      <text:p text:style-name="P31"><text:tab/>while (!(n &gt;= -128 &amp;&amp; n &lt;= 127)); </text:p>
      <text:p text:style-name="P31"><text:tab/>cout &lt;&lt; n &lt;&lt; endl; </text:p>
      <text:p text:style-name="P31"/>
      <text:p text:style-name="P31"><text:tab/>return 0; </text:p>
      <text:p text:style-name="P31">}</text:p>
      <text:p text:style-name="P4"/>
      <text:p text:style-name="P10">Попытка осуществить ввод целого числа из диапазона значений [-128, 127] с помощью цикла с постусловием.</text:p>
      <text:p text:style-name="P4"/>
      <text:p text:style-name="P6">1) В случае, <text:span text:style-name="T6">когда пользователь</text:span> ввод<text:span text:style-name="T6">ит</text:span> значени<text:span text:style-name="T6">е из диапазона </text:span>[-128, 127] <text:s/>программа выполнится успешно и в консоль выведется значении переменной n.</text:p>
      <text:p text:style-name="P5"/>
      <text:p text:style-name="P6">2) В случае ввода <text:span text:style-name="T6">нечисловых символов</text:span> в консоль выведется значение переменной n, равное 0.</text:p>
      <text:p text:style-name="P5"/>
      <text:p text:style-name="P6">3) В случае, <text:span text:style-name="T6">когда введено</text:span> значени<text:span text:style-name="T6">е НЕ из диапазона </text:span>[-128, 127] пользователь получит повторное приглашение к вводу, благдаря циклу с постусловием.</text:p>
      <text:p text:style-name="P6"><text:soft-page-break/><text:span text:style-name="T10">а) </text:span>Если будет введено <text:span text:style-name="T6">значение, состоящее из нечисловых символов</text:span>, в консоль выведется значение переменной n, равное 0. <text:span text:style-name="T10">Из-за неверного ввода, в переменную записалось значение по умолчанию для целых чисел.</text:span></text:p>
      <text:p text:style-name="P6"><text:span text:style-name="T10">б) </text:span>Если пользователь введет значени<text:span text:style-name="T6">е из диапазона </text:span>[-128, 127] программа выполнится успешно и в консоль выведется значении переменной n.</text:p>
      <text:p text:style-name="P21">в) <text:s/><text:span text:style-name="T5">В случае ввода </text:span><text:span text:style-name="T10">числового </text:span><text:span text:style-name="T5">значения, </text:span><text:span text:style-name="T10">выходящего за границы диапазона установленн</text:span>ого<text:span text:style-name="T10"> архитектурой</text:span><text:span text:style-name="T5"> </text:span><text:span text:style-name="T10">программа “</text:span>упадет” в вечный цикл, если пользователь вышел далеко за границы диапазона. </text:p>
      <text:p text:style-name="P5"/>
      <text:p text:style-name="P6">4) В случае ввода значения <text:span text:style-name="T6">из диапазона </text:span>[-128, 127] и <text:span text:style-name="T10">нечислового символа</text:span> программа выполнится успешно и в консоль выведется значении переменной n.</text:p>
      <text:p text:style-name="P18">5) <text:span text:style-name="T5">В случае ввода </text:span><text:span text:style-name="T6">нечисловых символов </text:span>и<text:span text:style-name="T5"> значени</text:span>я<text:span text:style-name="T6"> из диапазона </text:span><text:span text:style-name="T5">[-128, 127] <text:s/>в консоль вывед</text:span>ется значение <text:span text:style-name="T5">n, равное 0.</text:span></text:p>
      <text:p text:style-name="P5"/>
      <text:p text:style-name="P5"><text:span text:style-name="T11">6</text:span>) В случае ввода значения LF(новая строка), либо другого пробельного символа, программа будет ожидать ввода либо числового значения, либо нечислового значения.</text:p>
      <text:p text:style-name="P5"/>
      <text:p text:style-name="P41">7) <text:span text:style-name="T5">В случае ввода </text:span><text:span text:style-name="T10">числового </text:span><text:span text:style-name="T5">значения, </text:span><text:span text:style-name="T10">выходящего за границы диапазона установленн</text:span>ого<text:span text:style-name="T10"> архитектурой </text:span><text:span text:style-name="T15">(от 2147483648)</text:span> случится бесконечный цикл<text:span text:style-name="T10">.</text:span></text:p>
      <text:p text:style-name="P5"/>
      <text:p text:style-name="P23">Программная реализация №<text:span text:style-name="T6">3</text:span>:</text:p>
      <text:p text:style-name="P4"/>
      <text:p text:style-name="P31">/* Programming in C Style */ </text:p>
      <text:p text:style-name="P31"/>
      <text:p text:style-name="P31">#include &lt;cstdio&gt;</text:p>
      <text:p text:style-name="P31"/>
      <text:p text:style-name="P31">int main() </text:p>
      <text:p text:style-name="P31">{ </text:p>
      <text:p text:style-name="P31"/>
      <text:p text:style-name="P31"><text:tab/>int n; <text:s text:c="7"/>/* memory class - auto */ </text:p>
      <text:p text:style-name="P31"><text:tab/>char answer; <text:s/>/* memory class - auto */ </text:p>
      <text:p text:style-name="P31"/>
      <text:p text:style-name="P31"><text:tab/>printf("Programming in C style\n"); </text:p>
      <text:p text:style-name="P31"><text:tab/>do </text:p>
      <text:p text:style-name="P31"><text:tab/>{ </text:p>
      <text:p text:style-name="P31"><text:tab/><text:tab/>repeat: </text:p>
      <text:p text:style-name="P31"><text:tab/><text:tab/>printf("Number [-128, 127]? "); </text:p>
      <text:p text:style-name="P31"><text:tab/><text:tab/>scanf("%d", &amp;n); </text:p>
      <text:p text:style-name="P31"><text:tab/><text:tab/>printf("Repeat input (y or Y)? "); </text:p>
      <text:p text:style-name="P31"><text:tab/><text:tab/>scanf("%c", &amp;answer); </text:p>
      <text:p text:style-name="P31"><text:tab/><text:tab/>if ((answer == 'y') || (answer == 'Y')) goto repeat; </text:p>
      <text:p text:style-name="P31"><text:tab/>} </text:p>
      <text:p text:style-name="P31"><text:tab/>while (!(n &gt;= -128 &amp;&amp; n &lt;= 127)); </text:p>
      <text:p text:style-name="P31"><text:tab/>printf("%d\n", n); </text:p>
      <text:p text:style-name="P31"/>
      <text:p text:style-name="P31"><text:tab/>return 0; </text:p>
      <text:p text:style-name="P31">}</text:p>
      <text:p text:style-name="P4"/>
      <text:p text:style-name="P4"/>
      <text:p text:style-name="P4">Попытка осуществить ввод целого числа из диапазона значений [-128, 127] с подтверждением или отказом в осуществлении намерения в повторной операции ввода с помощью цикла с постусловием.</text:p>
      <text:p text:style-name="P4"><text:soft-page-break/></text:p>
      <text:p text:style-name="P6">1) В случае ввода значения из диапазона [-128, 127] случится непреднамеренный отказ от повторного ввода и в консоль выведется значение переменной n.</text:p>
      <text:p text:style-name="P4"/>
      <text:p text:style-name="P6">2) В случае ввода значения <text:span text:style-name="T6">нечисловых символов</text:span> случится непреднамеренный отказ от повторного ввода и в консоль выведется значение переменной n, равное 0.</text:p>
      <text:p text:style-name="P4"/>
      <text:p text:style-name="P4">3) В случае, когда введено значение НЕ из диапазона [-128, 127] случится непреднамеренный отказ от повторного ввода и пользователь получит повторное приглашение к вводу числа, благдаря циклу с постусловием.</text:p>
      <text:p text:style-name="P6">а) <text:s/>В случае ввода значения из диапазона [-128, 127] случится непреднамеренный отказ от повторного ввода и в консоль выведется значение переменной n.</text:p>
      <text:p text:style-name="P4">б) Если буд<text:span text:style-name="T10">у</text:span>т введен<text:span text:style-name="T10">ы</text:span> нечисловы<text:span text:style-name="T10">е</text:span> символ<text:span text:style-name="T10">ы</text:span>, <text:s/>случится непреднамеренный отказ от повторного ввода и пользователь получит повторное приглашение к вводу столько раз, сколько нечисловых символов будет введено пользователем.</text:p>
      <text:p text:style-name="P4"/>
      <text:p text:style-name="P4">Пример:</text:p>
      <text:p text:style-name="P4">Number [-128, 127]? 150</text:p>
      <text:p text:style-name="P4">Repeat input (y or Y)? Number [-128, 127]? aaaa</text:p>
      <text:p text:style-name="P4">Repeat input (y or Y)? Number [-128, 127]? Repeat input (y or Y)? Number [-128, 127]? Repeat input (y or Y)? Number [-128, 127]? Repeat input (y or Y)? Number [-128, 127]?</text:p>
      <text:p text:style-name="P4"/>
      <text:p text:style-name="P16"><text:span text:style-name="T5">4) В случае ввода значения </text:span><text:span text:style-name="T6">из диапазона </text:span><text:span text:style-name="T5">[-128, 127] и </text:span>нечислового <text:span text:style-name="T11">значения</text:span> <text:span text:style-name="T5">случится непреднамеренный отказ от повторного ввода и в консоль выведется значении переменной n, равное числу, введенному пользователем до начала нечисловых символов.</text:span></text:p>
      <text:p text:style-name="P16"/>
      <text:p text:style-name="P18">5) <text:span text:style-name="T5">В случае ввода </text:span><text:span text:style-name="T10">нечисловог</text:span><text:span text:style-name="T12">о</text:span><text:span text:style-name="T10"> </text:span>значения и<text:span text:style-name="T5"> значения </text:span><text:span text:style-name="T6">из диапазона </text:span><text:span text:style-name="T5">[-128, 127]</text:span><text:span text:style-name="T10"> </text:span><text:span text:style-name="T5">случится непреднамеренный отказ от повторного ввода и в консоль выведется значении переменной n, равное </text:span><text:span text:style-name="T15">0</text:span><text:span text:style-name="T5">.</text:span></text:p>
      <text:p text:style-name="P16"/>
      <text:p text:style-name="P5"><text:span text:style-name="T11">6</text:span>) В случае ввода значения LF(новая строка), либо другого пробельного символа, программа будет ожидать ввода либо числового значения, либо нечислового значения.</text:p>
      <text:p text:style-name="P5"/>
      <text:p text:style-name="P41">7) <text:span text:style-name="T5">В случае ввода </text:span><text:span text:style-name="T10">числового </text:span><text:span text:style-name="T5">значения, </text:span><text:span text:style-name="T10">выходящего за границы диапазона установленн</text:span>ого<text:span text:style-name="T10"> архитектурой </text:span><text:span text:style-name="T15">(от 2147483648 до 8999999999999999999(19 символов))</text:span><text:span text:style-name="T5"> случится непреднамеренный отказ от повторного ввода, </text:span><text:span text:style-name="T15">т</text:span><text:span text:style-name="T5">ак как не выполнится постусловие</text:span>, либо <text:span text:style-name="T15">случится </text:span><text:span text:style-name="T5">непреднамеренный отказ от повторного ввода</text:span><text:span text:style-name="T15"> и программа</text:span> <text:span text:style-name="T15">выведет в консоль</text:span> значение<text:span text:style-name="T10"> переменной n, равно</text:span><text:span text:style-name="T15">е</text:span><text:span text:style-name="T10"> -1, </text:span><text:span text:style-name="T15">если было введено значении от 9999999999999999999</text:span><text:span text:style-name="T10">.</text:span></text:p>
      <text:p text:style-name="P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Программная реализация №<text:span text:style-name="T6">4</text:span>:</text:p>
      <text:p text:style-name="P4"/>
      <text:p text:style-name="P31">// Programming in C++ Style </text:p>
      <text:p text:style-name="P31"/>
      <text:p text:style-name="P31">#include &lt;iostream&gt; </text:p>
      <text:p text:style-name="P31"/>
      <text:p text:style-name="P31">int main() </text:p>
      <text:p text:style-name="P31">{ </text:p>
      <text:p text:style-name="P31"><text:tab/>using namespace std; </text:p>
      <text:p text:style-name="P31"/>
      <text:p text:style-name="P31"><text:tab/>int n; <text:s text:c="7"/>// memory class - auto </text:p>
      <text:p text:style-name="P31"><text:tab/>char answer; <text:s/>// memory class - auto </text:p>
      <text:p text:style-name="P31"/>
      <text:p text:style-name="P31"><text:tab/>cout &lt;&lt; "Programming in C++ style" &lt;&lt; endl; </text:p>
      <text:p text:style-name="P31"><text:tab/>do </text:p>
      <text:p text:style-name="P31"><text:tab/>{ </text:p>
      <text:p text:style-name="P31"><text:tab/><text:tab/>repeat: </text:p>
      <text:p text:style-name="P31"><text:tab/><text:tab/>cout &lt;&lt; "Number [-128, 127]? "; </text:p>
      <text:p text:style-name="P31"><text:tab/><text:tab/>cin &gt;&gt; n; </text:p>
      <text:p text:style-name="P31"><text:tab/><text:tab/>cout &lt;&lt; "Repeat input (y or Y)? "; </text:p>
      <text:p text:style-name="P31"><text:tab/><text:tab/>cin &gt;&gt; answer; </text:p>
      <text:p text:style-name="P31"><text:tab/><text:tab/>if ((answer == 'y') || (answer == 'Y')) goto repeat; </text:p>
      <text:p text:style-name="P31"><text:tab/>} </text:p>
      <text:p text:style-name="P31"><text:tab/>while (!(n &gt;= -128 &amp;&amp; n &lt;= 127)); </text:p>
      <text:p text:style-name="P31"><text:tab/>cout &lt;&lt; n &lt;&lt; endl; </text:p>
      <text:p text:style-name="P31"/>
      <text:p text:style-name="P31"><text:tab/>return 0; </text:p>
      <text:p text:style-name="P31">} </text:p>
      <text:p text:style-name="P4"/>
      <text:p text:style-name="P10">Попытка осуществить ввод целого числа из диапазона значений [-128, 127] с подтверждением или отказом в осуществлении намерения в повторной операции ввода с помощью цикла с постусловием.</text:p>
      <text:p text:style-name="P4"/>
      <text:p text:style-name="P5">1) <text:s/>В случае ввода значения из диапазона [-128, 127] программа <text:span text:style-name="T6">запросит подтверждение на повторную операцию ввода.</text:span></text:p>
      <text:p text:style-name="P5"><text:span text:style-name="T6">а) В случае если пользователь введет символы “y” или “Y”, <text:s/>он</text:span> получит повторное приглашение к вводу <text:span text:style-name="T12">числа</text:span>.</text:p>
      <text:p text:style-name="P5"/>
      <text:p text:style-name="P11">б) Если пользователь введет любое другое <text:span text:style-name="T10">нечисловое значение</text:span>, в консоль выведется последнее введенное пользователем числовое значение, если он попало в указанный <text:span text:style-name="T10">в постусловии </text:span>диапазон.</text:p>
      <text:p text:style-name="P11"/>
      <text:p text:style-name="P11">в) Если введено любое числовое значение, <text:span text:style-name="T5"><text:s/>случится отказ от повторного ввод</text:span>а, так как в переменную “<text:span text:style-name="T7">c</text:span><text:span text:style-name="T8">” запишется первый символ числа, введенного пользователем. Затем в консоль выведется значении переменной n.</text:span></text:p>
      <text:p text:style-name="P14"/>
      <text:p text:style-name="P5"/>
      <text:p text:style-name="P6">2) В случае ввода <text:span text:style-name="T10">нечислового значения</text:span> случится непреднамеренный отказ от повторного ввода и в консоль выведется значение переменной n, равное 0.</text:p>
      <text:p text:style-name="P5"/>
      <text:p text:style-name="P5">3) В случае, когда введено значение НЕ из диапазона [-128, 127] пользователь получит <text:span text:style-name="T10">запрос на подтверждение </text:span><text:s/>повторно<text:span text:style-name="T10">го ввода числа.</text:span></text:p>
      <text:p text:style-name="P6"><text:soft-page-break/>а) <text:s/>В случае ввода значения из диапазона [-128, 127] случится непреднамеренный отказ от повторного ввода и <text:span text:style-name="T10">пользователь получит приглашение к повторному вводу числа, благодаря циклу с постусловием</text:span>.</text:p>
      <text:p text:style-name="P6"><text:span text:style-name="T10">б)</text:span><text:span text:style-name="T6">В случае если пользователь введет символы “y” или “Y”, <text:s/>он</text:span> получит повторное приглашение к вводу.</text:p>
      <text:p text:style-name="P12"><text:span text:style-name="T10">в</text:span>) Если пользователь введет любое другое <text:span text:style-name="T10">нечисловое значение</text:span>, <text:span text:style-name="T10">пользователь получит приглашение к повторному вводу числа, благодаря циклу с постусловием</text:span><text:span text:style-name="T5">.</text:span></text:p>
      <text:p text:style-name="P5"/>
      <text:p text:style-name="P5">4) В случае ввода значения LF(новая строка), либо другого пробельного символа, программа будет ожидать ввода либо числового значения, либо нечислового значения.</text:p>
      <text:p text:style-name="P5"/>
      <text:p text:style-name="P17">5) <text:span text:style-name="T5">В случае ввода значения </text:span><text:span text:style-name="T6">из диапазона </text:span><text:span text:style-name="T5">[-128, 127] и </text:span>нечислового <text:span text:style-name="T11">значения</text:span> <text:span text:style-name="T5">случится непреднамеренный отказ от повторного ввода и в консоль выведется значении переменной n, равное числу, введенному пользователем до начала нечисловых символов.</text:span></text:p>
      <text:p text:style-name="P16"/>
      <text:p text:style-name="P17">6) <text:span text:style-name="T5">В случае ввода </text:span>нечисловог<text:span text:style-name="T12">о</text:span> <text:span text:style-name="T11">значения и</text:span><text:span text:style-name="T5"> значения </text:span><text:span text:style-name="T6">из диапазона </text:span><text:span text:style-name="T5">[-128, 127]</text:span> <text:span text:style-name="T5">случится непреднамеренный отказ от повторного ввода и в консоль выведется значении переменной n, равное .</text:span></text:p>
      <text:p text:style-name="P5"/>
      <text:p text:style-name="P41">7) <text:span text:style-name="T5">В случае ввода </text:span><text:span text:style-name="T10">числового </text:span><text:span text:style-name="T5">значения, </text:span><text:span text:style-name="T10">выходящего за границы диапазона установленн</text:span>ого<text:span text:style-name="T10"> архитектурой </text:span><text:span text:style-name="T15">(от 2147483648)</text:span> случится бесконечный цикл<text:span text:style-name="T10">.</text:span></text:p>
      <text:p text:style-name="P6"/>
      <text:p text:style-name="P6"/>
      <text:p text:style-name="P6"/>
      <text:p text:style-name="P25">Программная реализация №<text:span text:style-name="T10">5</text:span>:</text:p>
      <text:p text:style-name="P6"/>
      <text:p text:style-name="P32">/* Programming in C Style */ </text:p>
      <text:p text:style-name="P32"/>
      <text:p text:style-name="P32">#include &lt;cstdio&gt; </text:p>
      <text:p text:style-name="P32"/>
      <text:p text:style-name="P32">int main() </text:p>
      <text:p text:style-name="P32">{ </text:p>
      <text:p text:style-name="P32"><text:tab/>char c; </text:p>
      <text:p text:style-name="P32"><text:tab/>int n = 0; <text:s/>/* default value */ </text:p>
      <text:p text:style-name="P32"/>
      <text:p text:style-name="P32"><text:tab/>printf("Integer number? "); </text:p>
      <text:p text:style-name="P32"><text:tab/>scanf("%d", &amp;n); </text:p>
      <text:p text:style-name="P32"><text:tab/>printf("Number: %d\n", n); </text:p>
      <text:p text:style-name="P32"><text:tab/>repeat: </text:p>
      <text:p text:style-name="P32"><text:tab/>scanf("%c", &amp;c); </text:p>
      <text:p text:style-name="P32"><text:tab/>n = (int)c; </text:p>
      <text:p text:style-name="P32"><text:tab/>printf("ASCII-code: %d\n", n); </text:p>
      <text:p text:style-name="P32"><text:tab/>if (n != 10) goto repeat; <text:s/>/* not LF */ </text:p>
      <text:p text:style-name="P32"/>
      <text:p text:style-name="P32"><text:tab/>return 0; </text:p>
      <text:p text:style-name="P32">}</text:p>
      <text:p text:style-name="P6"/>
      <text:p text:style-name="P6">Цель – после завершения операции ввода целого числа преднамеренно осуществить</text:p>
      <text:p text:style-name="P6">ввод символа с помощью цикла с постусловием до тех пор, пока из буфера ввода не</text:p>
      <text:p text:style-name="P6">будет считан символ LF – “новая строка”.</text:p>
      <text:p text:style-name="P6"/>
      <text:p text:style-name="P16"><text:soft-page-break/>1) <text:span text:style-name="T5">В случае ввода </text:span>числового <text:span text:style-name="T5">значения, </text:span>программа выведет в консоль значение переменной n и ASCII-код символа новой строки.</text:p>
      <text:p text:style-name="P16"/>
      <text:p text:style-name="P16">2) В случае ввода нечисловых символов, программа выведет в консоль значение переменной равное 0 и будет поочередно выводить ASCII-коды каждого символа, введенной пользователем строки, пока не дойдет до символа новой строки, ASCII-код, которой так же будет выведет в консоль.</text:p>
      <text:p text:style-name="P16"/>
      <text:p text:style-name="P16">3) <text:span text:style-name="T5">В случае ввода </text:span>числового <text:span text:style-name="T5">значения, </text:span>выходящего за границы диапазона установленные архитектурой<text:span text:style-name="T5"> </text:span>программа выведет в консоль значение переменной n равно -1 и ASCII-код символа новой строки.</text:p>
      <text:p text:style-name="P16"/>
      <text:p text:style-name="P16">4) <text:span text:style-name="T5">В случае ввода </text:span>числового<text:span text:style-name="T5"> и </text:span>нечислового значений программа выведет в консоль значение переменной n<text:span text:style-name="T5">, равное числу, введенному пользователем до начала нечисловых символов, </text:span>а затем <text:s/>будет поочередно выводить ASCII-коды каждого символа, введенной пользователем строки, пока не дойдет до символа новой строки, ASCII-код, которой так же будет выведет в консоль.</text:p>
      <text:p text:style-name="P16"/>
      <text:p text:style-name="P16">5) <text:span text:style-name="T5">В случае ввода </text:span>нечислового и числового значений программа выведет в консоль значение переменной n, равное 0<text:span text:style-name="T5">, </text:span>а затем <text:s/>будет поочередно выводить ASCII-коды каждого символа, введенной пользователем строки, пока не дойдет до символа новой строки, ASCII-код, которой так же будет выведет в консоль.</text:p>
      <text:p text:style-name="P16"/>
      <text:p text:style-name="P16">6) <text:span text:style-name="T5">В случае ввода значения LF(новая строка), либо другого пробельного символа, программа будет ожидать ввода </text:span>числовых значений от пользователя.</text:p>
      <text:p text:style-name="P16"/>
      <text:p text:style-name="P40"><text:span text:style-name="T12">7</text:span>) <text:span text:style-name="T5">В случае ввода </text:span>числового <text:span text:style-name="T5">значения, </text:span>выходящего за границы диапазона установленн<text:span text:style-name="T12">ого</text:span> архитектурой <text:span text:style-name="T15">(от 2147483648 до 8999999999999999999(19 символов))</text:span><text:span text:style-name="T5"> </text:span>программа выведет в консоль значение <text:span text:style-name="T12">переменной n</text:span><text:span text:style-name="T5">,</text:span><text:span text:style-name="T12">, либо </text:span><text:span text:style-name="T15">выведет в консоль</text:span><text:span text:style-name="T12"> значение</text:span> переменной n, равно<text:span text:style-name="T15">е</text:span> -1, <text:span text:style-name="T15">при введенном значении от 9999999999999999999</text:span>.</text:p>
      <text:p text:style-name="P40"><text:span text:style-name="T12">Затем программа выведет в консоль ASCII-код символа новой строки.</text:span></text:p>
      <text:p text:style-name="P40"/>
      <text:p text:style-name="P1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Программная реализация №<text:span text:style-name="T10">6</text:span>:</text:p>
      <text:p text:style-name="P6"/>
      <text:p text:style-name="P32">/* Programming in C Style */ </text:p>
      <text:p text:style-name="P32"/>
      <text:p text:style-name="P32">#include &lt;cstdio&gt; </text:p>
      <text:p text:style-name="P32"/>
      <text:p text:style-name="P32">int main() </text:p>
      <text:p text:style-name="P32">{ </text:p>
      <text:p text:style-name="P32"><text:tab/>char c; </text:p>
      <text:p text:style-name="P32"><text:tab/>int n = 0; <text:s/>/* default value */ </text:p>
      <text:p text:style-name="P32"/>
      <text:p text:style-name="P32"><text:tab/>printf("Integer number? "); </text:p>
      <text:p text:style-name="P32"><text:tab/>scanf("%d", &amp;n); </text:p>
      <text:p text:style-name="P32"><text:tab/>printf("Number: %d\n", n); </text:p>
      <text:p text:style-name="P32"><text:tab/>repeat: </text:p>
      <text:p text:style-name="P32"><text:tab/>c = getchar(); </text:p>
      <text:p text:style-name="P32"><text:tab/>n = (int)c; </text:p>
      <text:p text:style-name="P32"><text:tab/>printf("ASCII-code: %d\n", n); </text:p>
      <text:p text:style-name="P32"><text:tab/>if (n != 10) goto repeat; <text:s/>/* not LF */ </text:p>
      <text:p text:style-name="P32"/>
      <text:p text:style-name="P32"><text:tab/>return 0; </text:p>
      <text:p text:style-name="P32">}</text:p>
      <text:p text:style-name="P32"/>
      <text:p text:style-name="P10">Цель – после завершения операции ввода целого числа преднамеренно осуществить</text:p>
      <text:p text:style-name="P10">ввод символа с помощью цикла с постусловием до тех пор, пока из буфера ввода не</text:p>
      <text:p text:style-name="P10">будет считан символ LF – “новая строка”.</text:p>
      <text:p text:style-name="P6"/>
      <text:p text:style-name="P6">Цель – продолжая исследование содержимого буфера ввода после завершения</text:p>
      <text:p text:style-name="P6">операции ввода целого числа, осуществить ввод символа с помощью функции getchar().</text:p>
      <text:p text:style-name="P6"/>
      <text:p text:style-name="P16">1) <text:span text:style-name="T5">В случае ввода </text:span>числового <text:span text:style-name="T5">значения, </text:span>программа выведет в консоль значение переменной n и ASCII-код символа новой строки.</text:p>
      <text:p text:style-name="P16"/>
      <text:p text:style-name="P16">2) В случае ввода нечисловых символов, программа выведет в консоль значение переменной равное 0 и будет поочередно выводить ASCII-коды каждого символа, введенной пользователем строки, пока не дойдет до символа новой строки, ASCII-код, которой так же будет выведет в консоль.</text:p>
      <text:p text:style-name="P16"/>
      <text:p text:style-name="P16">3) <text:span text:style-name="T5">В случае ввода </text:span>числового <text:span text:style-name="T5">значения, </text:span>выходящего за границы диапазона установленн<text:span text:style-name="T12">ого</text:span> архитектурой<text:span text:style-name="T5"> </text:span>программа выведет в консоль значение переменной n равно -1 и ASCII-код символа новой строки.</text:p>
      <text:p text:style-name="P16"/>
      <text:p text:style-name="P16">4) <text:span text:style-name="T5">В случае ввода </text:span>числового<text:span text:style-name="T5"> и </text:span>нечислового значений программа выведет в консоль значение переменной n<text:span text:style-name="T5">, равное числу, введенному пользователем до начала нечисловых символов, </text:span>а затем <text:s/>будет поочередно выводить ASCII-коды каждого символа, введенной пользователем строки, пока не дойдет до символа новой строки, ASCII-код, которой так же будет выведет в консоль.</text:p>
      <text:p text:style-name="P16"/>
      <text:p text:style-name="P16">5) <text:span text:style-name="T5">В случае ввода </text:span>нечислового и числового значений программа выведет в консоль значение переменной n, равное 0<text:span text:style-name="T5">, </text:span>а затем <text:s/>будет поочередно выводить ASCII-коды каждого символа, <text:soft-page-break/>введенной пользователем строки, пока не дойдет до символа новой строки, ASCII-код, которой так же будет выведет в консоль.</text:p>
      <text:p text:style-name="P16"/>
      <text:p text:style-name="P16">6) <text:span text:style-name="T5">В случае ввода значения LF(новая строка), либо другого пробельного символа, программа будет ожидать ввода </text:span>числовых значений от пользователя.</text:p>
      <text:p text:style-name="P16"/>
      <text:p text:style-name="P40"><text:span text:style-name="T12">7</text:span>) <text:span text:style-name="T5">В случае ввода </text:span>числового <text:span text:style-name="T5">значения, </text:span>выходящего за границы диапазона установленн<text:span text:style-name="T12">ого</text:span> архитектурой <text:span text:style-name="T15">(от 2147483648 до 8999999999999999999(19 символов))</text:span><text:span text:style-name="T5"> </text:span>программа выведет в консоль значение <text:span text:style-name="T12">переменной n</text:span><text:span text:style-name="T5">,</text:span><text:span text:style-name="T12">, либо </text:span><text:span text:style-name="T15">выведет в консоль</text:span><text:span text:style-name="T12"> значение</text:span> переменной n, равно<text:span text:style-name="T15">е</text:span> -1, <text:span text:style-name="T15">при введенном значении от 9999999999999999999</text:span>.</text:p>
      <text:p text:style-name="P40"><text:span text:style-name="T12">Затем программа выведет в консоль ASCII-код символа новой строки.</text:span></text:p>
      <text:p text:style-name="P25"/>
      <text:p text:style-name="P25"/>
      <text:p text:style-name="P25">Программная реализация №<text:span text:style-name="T10">7</text:span>:</text:p>
      <text:p text:style-name="P6"/>
      <text:p text:style-name="P32">/* Programming in C Style */ </text:p>
      <text:p text:style-name="P32"/>
      <text:p text:style-name="P32">#include &lt;cstdio&gt; </text:p>
      <text:p text:style-name="P32"/>
      <text:p text:style-name="P32">int main() </text:p>
      <text:p text:style-name="P32">{ </text:p>
      <text:p text:style-name="P32"/>
      <text:p text:style-name="P32"><text:tab/>int n = 0; <text:s/>/* default value */ </text:p>
      <text:p text:style-name="P32"/>
      <text:p text:style-name="P32"><text:tab/>printf("Programming in C style\n"); </text:p>
      <text:p text:style-name="P32"><text:tab/>do </text:p>
      <text:p text:style-name="P32"><text:tab/>{ </text:p>
      <text:p text:style-name="P32"><text:tab/><text:tab/>printf("Number [-128, 127]? "); </text:p>
      <text:p text:style-name="P32"><text:tab/><text:tab/>scanf("%d", &amp;n); </text:p>
      <text:p text:style-name="P32"><text:tab/><text:tab/>while(getchar() != '\n'); </text:p>
      <text:p text:style-name="P32"><text:tab/>} </text:p>
      <text:p text:style-name="P32"><text:tab/>while (!(n &gt;= -128 &amp;&amp; n &lt;= 127)); </text:p>
      <text:p text:style-name="P32"><text:tab/>printf("%d\n", n); </text:p>
      <text:p text:style-name="P32"/>
      <text:p text:style-name="P32"><text:tab/>return 0; </text:p>
      <text:p text:style-name="P32">}</text:p>
      <text:p text:style-name="P6"/>
      <text:p text:style-name="P7">Попытка осуществить ввод целого числа из диапазона значений [-128, 127] с помощью цикла с постусловием.</text:p>
      <text:p text:style-name="P7"/>
      <text:p text:style-name="P7">1) В случае, <text:span text:style-name="T6">когда пользователь</text:span> ввод<text:span text:style-name="T6">ит</text:span> значени<text:span text:style-name="T6">е из диапазона </text:span>[-128, 127] программа выполнится успешно и в консоль выведется значении переменной n. </text:p>
      <text:p text:style-name="P7"/>
      <text:p text:style-name="P7">2) В случае ввода <text:span text:style-name="T6">нечисловых символов</text:span> в консоль выведется значение переменной n, равное 0.</text:p>
      <text:p text:style-name="P7"/>
      <text:p text:style-name="P7">3) В случае, <text:span text:style-name="T6">когда введено</text:span> значени<text:span text:style-name="T6">е НЕ из диапазона </text:span>[-128, 127] пользователь получит повторное приглашение к вводу, благ<text:span text:style-name="T6">о</text:span>даря циклу с постусловием.</text:p>
      <text:p text:style-name="P9"><text:span text:style-name="T10">а)</text:span>Если будет введено <text:span text:style-name="T6">значение, состоящее из нечисловых символов</text:span>, <text:s/><text:span text:style-name="T12">программа войдет в </text:span>цикл <text:span text:style-name="T13">while(getchar() != '\n')</text:span> <text:span text:style-name="T12">до тех пор, пока не считает всю строку, введенную и пользователем и не дойдет до символа новой строки. Затем</text:span> пользователь получит повторное приглашение к вводу, благ<text:span text:style-name="T6">о</text:span>даря циклу с постусловием<text:span text:style-name="T10">.</text:span></text:p>
      <text:p text:style-name="P7"><text:soft-page-break/><text:span text:style-name="T10">б)</text:span>Если пользователь введет значени<text:span text:style-name="T6">е из диапазона </text:span>[-128, 127], программа выполнится успешно и в консоль выведется значении переменной n.</text:p>
      <text:p text:style-name="P7"/>
      <text:p text:style-name="P7">4) В случае ввода значени<text:span text:style-name="T6">е из диапазона </text:span>[-128, 127] и <text:span text:style-name="T6">нечисловых символов</text:span> программа выполнится успешно и в консоль вывед<text:span text:style-name="T6">утся только числовые символы</text:span>.</text:p>
      <text:p text:style-name="P7"/>
      <text:p text:style-name="P21">5) <text:span text:style-name="T5">В случае ввода </text:span><text:span text:style-name="T6">нечисловых символов </text:span><text:span text:style-name="T15">и</text:span><text:span text:style-name="T5"> значени</text:span><text:span text:style-name="T6">е из диапазона </text:span><text:span text:style-name="T5">[-128, 127] программа </text:span>выведет в консоль значение переменной n, <text:s/>равное 0.</text:p>
      <text:p text:style-name="P7"/>
      <text:p text:style-name="P7"><text:span text:style-name="T12">6</text:span>) В случае ввода значения LF(новая строка), либо другого пробельного символа, программа будет ожидать ввода либо числового значения, либо нечислового значения.</text:p>
      <text:p text:style-name="P7"/>
      <text:p text:style-name="P41">7) <text:span text:style-name="T5">В случае ввода </text:span><text:span text:style-name="T10">числового </text:span><text:span text:style-name="T5">значения, </text:span><text:span text:style-name="T10">выходящего за границы диапазона установленн</text:span>ого<text:span text:style-name="T10"> архитектурой </text:span><text:span text:style-name="T15">(от 2147483648 до 8999999999999999999(19 символов))</text:span><text:span text:style-name="T5"> пользователь получит повторное приглашение к вводу, благ</text:span><text:span text:style-name="T6">о</text:span><text:span text:style-name="T5">даря циклу с постусловием</text:span>, либо <text:span text:style-name="T15">выведет в консоль</text:span> значение<text:span text:style-name="T10"> переменной n, равно</text:span><text:span text:style-name="T15">е</text:span><text:span text:style-name="T10"> -1, </text:span><text:span text:style-name="T15">при введенном значении от 9999999999999999999</text:span><text:span text:style-name="T10">.</text:span></text:p>
      <text:p text:style-name="P21"/>
      <text:p text:style-name="P21"/>
      <text:p text:style-name="P21"/>
      <text:p text:style-name="P26">Программная реализация №<text:span text:style-name="T12">8</text:span>:</text:p>
      <text:p text:style-name="P27"/>
      <text:p text:style-name="P33">/* Programming in C Style */ </text:p>
      <text:p text:style-name="P33"/>
      <text:p text:style-name="P33">#include &lt;cstdio&gt; </text:p>
      <text:p text:style-name="P33"/>
      <text:p text:style-name="P33">int main() </text:p>
      <text:p text:style-name="P33">{ </text:p>
      <text:p text:style-name="P33"/>
      <text:p text:style-name="P33"><text:tab/>int n = 0; <text:s/>/* default value */ </text:p>
      <text:p text:style-name="P33"><text:tab/>char answer; </text:p>
      <text:p text:style-name="P33"/>
      <text:p text:style-name="P33"><text:tab/>printf("Programming in C style\n"); </text:p>
      <text:p text:style-name="P33"><text:tab/>do </text:p>
      <text:p text:style-name="P33"><text:tab/>{ </text:p>
      <text:p text:style-name="P33"><text:tab/><text:tab/>repeat: </text:p>
      <text:p text:style-name="P33"><text:tab/><text:tab/>printf("Number [-128, 127]? "); </text:p>
      <text:p text:style-name="P33"><text:tab/><text:tab/>scanf("%d", &amp;n); </text:p>
      <text:p text:style-name="P33"><text:tab/><text:tab/>while(getchar() != '\n'); </text:p>
      <text:p text:style-name="P33"><text:tab/><text:tab/>printf("Repeat input (y or Y)? "); </text:p>
      <text:p text:style-name="P33"><text:tab/><text:tab/>scanf("%c", &amp;answer); </text:p>
      <text:p text:style-name="P33"><text:tab/><text:tab/>while(getchar() != '\n'); </text:p>
      <text:p text:style-name="P33"><text:tab/><text:tab/>if ((answer == 'y') || (answer == 'Y')) goto repeat; </text:p>
      <text:p text:style-name="P33"><text:tab/>} </text:p>
      <text:p text:style-name="P33"><text:tab/>while (!(n &gt;= -128 &amp;&amp; n &lt;= 127)); </text:p>
      <text:p text:style-name="P33"><text:tab/>printf("%d\n", n); </text:p>
      <text:p text:style-name="P33"/>
      <text:p text:style-name="P33"><text:tab/>return 0; </text:p>
      <text:p text:style-name="P33">}</text:p>
      <text:p text:style-name="P15"/>
      <text:p text:style-name="P9">Попытка осуществить ввод целого числа из диапазона значений [-128, 127] с подтверждением или отказом в осуществлении намерения в повторной операции ввода с помощью цикла с постусловием.</text:p>
      <text:p text:style-name="P9"><text:soft-page-break/></text:p>
      <text:p text:style-name="P9">1) В случае ввода значения из диапазона [-128, 127] <text:span text:style-name="T12">пользователь получит запрос на</text:span> повторн<text:span text:style-name="T12">ый</text:span> ввод.</text:p>
      <text:p text:style-name="P9"/>
      <text:p text:style-name="P9"><text:span text:style-name="T6">а) В случае если пользователь введет символы “y” или “Y”, <text:s/>он</text:span> получит повторное приглашение к вводу <text:span text:style-name="T12">числа</text:span>.</text:p>
      <text:p text:style-name="P9"/>
      <text:p text:style-name="P13">б) Если пользователь введет любое другое <text:span text:style-name="T10">нечисловое значение</text:span>, в консоль выведется последнее введенное пользователем числовое значение, если он<text:span text:style-name="T12">о</text:span> попало в указанный <text:span text:style-name="T10">в постусловии </text:span>диапазон.</text:p>
      <text:p text:style-name="P13"/>
      <text:p text:style-name="P13">в) Если введено любое числовое значение, <text:span text:style-name="T5"><text:s/>случится отказ от повторного ввод</text:span>а, так как в переменную “<text:span text:style-name="T7">c</text:span><text:span text:style-name="T8">” запишется первый символ числа, введенного пользователем. Затем в консоль выведется значении переменной n.</text:span></text:p>
      <text:p text:style-name="P9"/>
      <text:p text:style-name="P9"/>
      <text:p text:style-name="P9"/>
      <text:p text:style-name="P9">2) В случае ввода значения <text:span text:style-name="T6">нечисловых символов</text:span> <text:span text:style-name="T12">пользователь получит запрос на</text:span> повторн<text:span text:style-name="T12">ый</text:span> ввод <text:span text:style-name="T12">числа.</text:span></text:p>
      <text:p text:style-name="P21">а) <text:span text:style-name="T6">В случае если пользователь введет символы “y” или “Y”, <text:s/>он</text:span><text:span text:style-name="T5"> получит повторное приглашение к вводу </text:span>числа<text:span text:style-name="T5">.</text:span></text:p>
      <text:p text:style-name="P9"><text:span text:style-name="T12">б</text:span>) <text:s/>В случае ввода <text:span text:style-name="T12">числового </text:span>значения случится отказ от повторного ввода. <text:span text:style-name="T12">Так как n присвоено значение по умолчанию, в консоль выведется 0.</text:span></text:p>
      <text:p text:style-name="P9"><text:span text:style-name="T12">в</text:span>) <text:span text:style-name="T6">Если пользователь введет любое другое </text:span><text:span text:style-name="T10">нечисловое значение, </text:span><text:span text:style-name="T12">произойдет отказ от повторного ввода. Так как n присвоено значение по умолчанию, в консоль выведется 0.</text:span></text:p>
      <text:p text:style-name="P9"/>
      <text:p text:style-name="P9">3) В случае, когда введено значение НЕ из диапазона [-128, 127] <text:span text:style-name="T12">пользователь получит запрос на</text:span> повторн<text:span text:style-name="T12">ый</text:span> ввод <text:span text:style-name="T12">числа</text:span> и пользователь получит повторное приглашение к вводу числа, благдаря циклу с постусловием.</text:p>
      <text:p text:style-name="P21">а) <text:span text:style-name="T6">В случае если пользователь введет символы “y” или “Y”, <text:s/>он</text:span><text:span text:style-name="T5"> получит повторное приглашение к вводу </text:span>числа<text:span text:style-name="T5">.</text:span></text:p>
      <text:p text:style-name="P9"><text:span text:style-name="T12">б</text:span>) <text:s/>В случае ввода <text:span text:style-name="T12">числового </text:span>значения случится отказ от повторного ввода. <text:span text:style-name="T12">Так как n находится вне диапазона </text:span>[-128, 127], <text:span text:style-name="T12">пользователь получит приглашение к вводу числа.</text:span></text:p>
      <text:p text:style-name="P9"><text:span text:style-name="T12">в</text:span>) <text:span text:style-name="T6">Если пользователь введет любое другое </text:span><text:span text:style-name="T10">нечисловое значение, </text:span><text:span text:style-name="T12">произойдет отказ от повторного ввода и программа перейдет к циклу с постусловием. Так как n находится вне диапазона </text:span>[-128, 127], <text:span text:style-name="T12">пользователь получит приглашение к вводу числа.</text:span></text:p>
      <text:p text:style-name="P9"/>
      <text:p text:style-name="P17"><text:span text:style-name="T5">4) В случае ввода значения </text:span><text:span text:style-name="T6">из диапазона </text:span><text:span text:style-name="T5">[-128, 127] и </text:span>нечислового <text:span text:style-name="T11">значения</text:span> <text:s/><text:span text:style-name="T12">пользователь получит запрос на</text:span><text:span text:style-name="T5"> повторн</text:span><text:span text:style-name="T12">ый</text:span><text:span text:style-name="T5"> ввод.</text:span></text:p>
      <text:p text:style-name="P9"><text:span text:style-name="T6">а) В случае если пользователь введет символы “y” или “Y”, <text:s/>он</text:span> получит повторное приглашение к вводу <text:span text:style-name="T12">числа</text:span>.</text:p>
      <text:p text:style-name="P9"/>
      <text:p text:style-name="P13">б) Если пользователь введет любое другое <text:span text:style-name="T10">нечисловое значение</text:span>, в консоль выведется последнее введенное пользователем числовое значение, если он<text:span text:style-name="T12">о</text:span> попало в указанный <text:span text:style-name="T10">в постусловии </text:span>диапазон.</text:p>
      <text:p text:style-name="P13"/>
      <text:p text:style-name="P13">в) Если введено любое числовое значение, <text:span text:style-name="T5"><text:s/>случится отказ от повторного ввод</text:span>а, так как в переменную “<text:span text:style-name="T7">c</text:span><text:span text:style-name="T8">” запишется первый символ числа, введенного пользователем. Затем в консоль выведется значении переменной n.</text:span></text:p>
      <text:p text:style-name="P17"/>
      <text:p text:style-name="P19">5) <text:span text:style-name="T5">В случае ввода </text:span><text:span text:style-name="T10">нечисловог</text:span><text:span text:style-name="T12">о</text:span><text:span text:style-name="T10"> </text:span>значения и<text:span text:style-name="T5"> значения </text:span><text:span text:style-name="T6">из диапазона </text:span><text:span text:style-name="T5">[-128, 127]</text:span><text:span text:style-name="T10"> </text:span><text:span text:style-name="T12">пользователь получит запрос на</text:span><text:span text:style-name="T5"> повторн</text:span><text:span text:style-name="T12">ый</text:span><text:span text:style-name="T5"> ввод.</text:span></text:p>
      <text:p text:style-name="P19"><text:soft-page-break/></text:p>
      <text:p text:style-name="P9"><text:span text:style-name="T6">а) В случае если пользователь введет символы “y” или “Y”, <text:s/>он</text:span> получит повторное приглашение к вводу <text:span text:style-name="T12">числа</text:span>.</text:p>
      <text:p text:style-name="P9"/>
      <text:p text:style-name="P13">б) Если пользователь введет любое другое <text:span text:style-name="T10">нечисловое значение</text:span>, в консоль выведется <text:span text:style-name="T12">значение переменной n, равное 0</text:span>.</text:p>
      <text:p text:style-name="P13"/>
      <text:p text:style-name="P13">в) Если введено любое числовое значение, <text:span text:style-name="T5"><text:s/>случится отказ от повторного ввод</text:span>а, так как в переменную “<text:span text:style-name="T7">c</text:span><text:span text:style-name="T8">” запишется первый символ числа, введенного пользователем. Затем в консоль выведется значении переменной n</text:span><text:span text:style-name="T9">, равно 0.</text:span></text:p>
      <text:p text:style-name="P17"/>
      <text:p text:style-name="P9"><text:span text:style-name="T11">6</text:span>) В случае ввода значения LF(новая строка), либо другого пробельного символа, программа будет ожидать ввода либо числового значения, либо нечислового значения.</text:p>
      <text:p text:style-name="P9"/>
      <text:p text:style-name="P41">7) <text:span text:style-name="T5">В случае ввода </text:span><text:span text:style-name="T10">числового </text:span><text:span text:style-name="T5">значения, </text:span><text:span text:style-name="T10">выходящего за границы диапазона установленн</text:span>ого<text:span text:style-name="T10"> архитектурой </text:span><text:span text:style-name="T15">(от 2147483648 до 8999999999999999999(19 символов))</text:span><text:span text:style-name="T5"> пользователь получит запрос на повторный ввод</text:span>.</text:p>
      <text:p text:style-name="P21">а) <text:span text:style-name="T6">В случае если пользователь введет символы “y” или “Y”, <text:s/>он</text:span><text:span text:style-name="T5"> получит повторное приглашение к вводу </text:span>числа<text:span text:style-name="T5">.</text:span></text:p>
      <text:p text:style-name="P9"><text:span text:style-name="T12">б</text:span>) <text:s/>В случае ввода <text:span text:style-name="T12">числового </text:span>значения случится отказ от повторного ввода. <text:span text:style-name="T12">Так как n находится вне диапазона </text:span>[-128, 127], <text:span text:style-name="T12">пользователь получит приглашение к вводу числа, либо переменной n присвоится значение -1 и программа завершится выводом этого значения в консоль.</text:span></text:p>
      <text:p text:style-name="P9"><text:span text:style-name="T12">в</text:span>) <text:span text:style-name="T6">Если пользователь введет любое другое </text:span><text:span text:style-name="T10">нечисловое значение, </text:span><text:span text:style-name="T12">произойдет отказ от повторного ввода <text:s/>и программа перейдет к циклу с постусловием. Так как n находится вне диапазона </text:span>[-128, 127], <text:span text:style-name="T12">пользователь получит приглашение к вводу числа.</text:span></text:p>
      <text:p text:style-name="P21"/>
      <text:p text:style-name="P28">Программная реализация №9:</text:p>
      <text:p text:style-name="P35"/>
      <text:p text:style-name="P34">// Programming in C++ Style </text:p>
      <text:p text:style-name="P34"/>
      <text:p text:style-name="P34">#include &lt;iostream&gt; </text:p>
      <text:p text:style-name="P34"/>
      <text:p text:style-name="P34">int main() </text:p>
      <text:p text:style-name="P34">{ </text:p>
      <text:p text:style-name="P34"><text:tab/>using namespace std; </text:p>
      <text:p text:style-name="P34"/>
      <text:p text:style-name="P34"><text:tab/>int n(0); <text:s/>// default value </text:p>
      <text:p text:style-name="P34"/>
      <text:p text:style-name="P34"><text:tab/>cout &lt;&lt; "Programming in C++ style" &lt;&lt; endl; </text:p>
      <text:p text:style-name="P34"><text:tab/>do </text:p>
      <text:p text:style-name="P34"><text:tab/>{ </text:p>
      <text:p text:style-name="P34"><text:tab/><text:tab/>cout &lt;&lt; "Number [-128, 127]? "; </text:p>
      <text:p text:style-name="P34"><text:tab/><text:tab/>cin &gt;&gt; n; </text:p>
      <text:p text:style-name="P34"><text:tab/><text:tab/>if (cin.fail()) cin.clear(); </text:p>
      <text:p text:style-name="P34"><text:tab/><text:tab/>while (cin.get() != '\n'); </text:p>
      <text:p text:style-name="P34"><text:tab/>} </text:p>
      <text:p text:style-name="P34"><text:tab/>while (!(n &gt;= -128 &amp;&amp; n &lt;= 127)); </text:p>
      <text:p text:style-name="P34"><text:tab/>cout &lt;&lt; n &lt;&lt; endl; </text:p>
      <text:p text:style-name="P34"/>
      <text:p text:style-name="P34"><text:tab/>return 0; </text:p>
      <text:p text:style-name="P34">}</text:p>
      <text:p text:style-name="P34"><text:soft-page-break/></text:p>
      <text:p text:style-name="P34"/>
      <text:p text:style-name="P36">Попытка осуществить ввод целого числа из диапазона значений [-128, 127] с помощью цикла с постусловием.</text:p>
      <text:p text:style-name="P9"/>
      <text:p text:style-name="P9">1) В случае, <text:span text:style-name="T6">когда пользователь</text:span> ввод<text:span text:style-name="T6">ит</text:span> значени<text:span text:style-name="T6">е из диапазона </text:span>[-128, 127] <text:s/>программа выполнится успешно и в консоль выведется значении переменной n.</text:p>
      <text:p text:style-name="P9"/>
      <text:p text:style-name="P9">2) В случае ввода <text:span text:style-name="T6">нечисловых символов</text:span> в консоль выведется значение переменной n, равное 0.</text:p>
      <text:p text:style-name="P9"/>
      <text:p text:style-name="P9">3) В случае, <text:span text:style-name="T6">когда введено</text:span> значени<text:span text:style-name="T6">е НЕ из диапазона </text:span>[-128, 127] пользователь получит повторное приглашение к вводу, благдаря циклу с постусловием.</text:p>
      <text:p text:style-name="P9"><text:span text:style-name="T10">а) </text:span>Если будет введено <text:span text:style-name="T6">значение, состоящее из нечисловых символов</text:span>, в консоль выведется значение переменной n, равное 0. <text:span text:style-name="T10">Из-за неверного ввода, в переменную записалось значение по умолчанию для целых чисел.</text:span></text:p>
      <text:p text:style-name="P9"><text:span text:style-name="T10">б) </text:span>Если пользователь введет значени<text:span text:style-name="T6">е из диапазона </text:span>[-128, 127] программа выполнится успешно и в консоль выведется значении переменной n.</text:p>
      <text:p text:style-name="P21">в) <text:s/><text:span text:style-name="T5">В случае ввода </text:span><text:span text:style-name="T10">числового </text:span><text:span text:style-name="T5">значения, </text:span><text:span text:style-name="T10">выходящего за границы диапазона установленн</text:span>ого<text:span text:style-name="T10"> архитектурой</text:span><text:span text:style-name="T5"> <text:s/>пользователь получит повторное приглашение к вводу, благдаря циклу с постусловием.</text:span></text:p>
      <text:p text:style-name="P9">4) В случае ввода значения <text:span text:style-name="T6">из диапазона </text:span>[-128, 127] и <text:span text:style-name="T10">нечислового символа</text:span> программа выполнится успешно и в консоль выведется значении переменной n.</text:p>
      <text:p text:style-name="P19">5) <text:span text:style-name="T5">В случае ввода </text:span><text:span text:style-name="T6">нечисловых символов </text:span>и<text:span text:style-name="T5"> значени</text:span>я<text:span text:style-name="T6"> из диапазона </text:span><text:span text:style-name="T5">[-128, 127] <text:s/>в консоль вывед</text:span>ется значение <text:span text:style-name="T5">n, равное 0.</text:span></text:p>
      <text:p text:style-name="P9"/>
      <text:p text:style-name="P9"><text:span text:style-name="T11">6</text:span>) В случае ввода значения LF(новая строка), либо другого пробельного символа, программа будет ожидать ввода либо числового значения, либо нечислового значения.</text:p>
      <text:p text:style-name="P9"/>
      <text:p text:style-name="P21">7) <text:span text:style-name="T5">В случае ввода </text:span><text:span text:style-name="T10">числового </text:span><text:span text:style-name="T5">значения, </text:span><text:span text:style-name="T10">выходящего за границы диапазона установленн</text:span>ого<text:span text:style-name="T10"> архитектурой</text:span> пользователь получит повторное приглашение к вводу, благдаря циклу с постусловием.</text:p>
      <text:p text:style-name="P21"/>
      <text:p text:style-name="P28">Программная реализация №10:</text:p>
      <text:p text:style-name="P28"/>
      <text:p text:style-name="P35">// Programming in C++ Style </text:p>
      <text:p text:style-name="P35"/>
      <text:p text:style-name="P35">#include &lt;iostream&gt; </text:p>
      <text:p text:style-name="P35"/>
      <text:p text:style-name="P35">int main() </text:p>
      <text:p text:style-name="P35">{ </text:p>
      <text:p text:style-name="P35"><text:tab/>using namespace std; </text:p>
      <text:p text:style-name="P35"/>
      <text:p text:style-name="P35"><text:tab/>int n(0); <text:s/>// default value </text:p>
      <text:p text:style-name="P35"/>
      <text:p text:style-name="P35"><text:tab/>cout &lt;&lt; "Programming in C++ style" &lt;&lt; endl; </text:p>
      <text:p text:style-name="P35"><text:tab/>do </text:p>
      <text:p text:style-name="P35"><text:tab/>{ </text:p>
      <text:p text:style-name="P35"><text:tab/><text:tab/>cout &lt;&lt; "Number [-128, 127]? "; </text:p>
      <text:p text:style-name="P35"><text:tab/><text:tab/>cin &gt;&gt; n; </text:p>
      <text:p text:style-name="P35"><text:tab/><text:tab/>if (cin.fail()) cin.clear(); </text:p>
      <text:p text:style-name="P35"><text:tab/><text:tab/>while (cin.get() != '\n'); </text:p>
      <text:p text:style-name="P35"><text:soft-page-break/><text:tab/>} </text:p>
      <text:p text:style-name="P35"><text:tab/>while (!(n &gt;= -128 &amp;&amp; n &lt;= 127)); </text:p>
      <text:p text:style-name="P35"><text:tab/>cout &lt;&lt; n &lt;&lt; endl; </text:p>
      <text:p text:style-name="P35"/>
      <text:p text:style-name="P35"><text:tab/>return 0; </text:p>
      <text:p text:style-name="P35">} </text:p>
      <text:p text:style-name="P35"/>
      <text:p text:style-name="P9">Попытка осуществить ввод целого числа из диапазона значений [-128, 127] с подтверждением или отказом в осуществлении намерения в повторной операции ввода с помощью цикла с постусловием.</text:p>
      <text:p text:style-name="P9"/>
      <text:p text:style-name="P9">1) <text:s/>В случае ввода значения из диапазона [-128, 127] программа <text:span text:style-name="T6">запросит подтверждение на повторную операцию ввода.</text:span></text:p>
      <text:p text:style-name="P9"><text:span text:style-name="T6">а) В случае если пользователь введет символы “y” или “Y”, <text:s/>он</text:span> получит повторное приглашение к вводу <text:span text:style-name="T12">числа</text:span>.</text:p>
      <text:p text:style-name="P13">б) Если пользователь введет любое другое <text:span text:style-name="T10">нечисловое значение</text:span>, в консоль выведется последнее введенное пользователем числовое значение, если он попало в указанный <text:span text:style-name="T10">в постусловии </text:span>диапазон.</text:p>
      <text:p text:style-name="P13">в) Если введено любое числовое значение, <text:span text:style-name="T5"><text:s/>случится отказ от повторного ввод</text:span>а, так как в переменную “<text:span text:style-name="T7">c</text:span><text:span text:style-name="T8">” запишется первый символ числа, введенного пользователем. Затем в консоль выведется значении переменной n.</text:span></text:p>
      <text:p text:style-name="P15"/>
      <text:p text:style-name="P9"/>
      <text:p text:style-name="P9">2) В случае ввода <text:span text:style-name="T10">нечислового значения</text:span> случится пользователь получит запрос на повторный ввод.</text:p>
      <text:p text:style-name="P21">а) <text:span text:style-name="T6">В случае если пользователь введет символы “y” или “Y”, <text:s/>он</text:span><text:span text:style-name="T5"> получит повторное приглашение к вводу </text:span>числа<text:span text:style-name="T5">.</text:span></text:p>
      <text:p text:style-name="P9"><text:span text:style-name="T12">б</text:span>) <text:s/>В случае ввода <text:span text:style-name="T12">числового </text:span>значения случится отказ от повторного ввода. <text:span text:style-name="T12">Так как n присвоено значение по умолчанию, в консоль выведется 0.</text:span></text:p>
      <text:p text:style-name="P9"><text:span text:style-name="T12">в</text:span>) <text:span text:style-name="T6">Если пользователь введет любое другое </text:span><text:span text:style-name="T10">нечисловое значение, </text:span><text:span text:style-name="T12">произойдет отказ от повторного ввода. Так как n присвоено значение по умолчанию, в консоль выведется 0.</text:span></text:p>
      <text:p text:style-name="P9"/>
      <text:p text:style-name="P9">3) В случае, когда введено значение НЕ из диапазона [-128, 127] пользователь получит <text:span text:style-name="T10">запрос на подтверждение </text:span><text:s/>повторно<text:span text:style-name="T10">го ввода числа.</text:span></text:p>
      <text:p text:style-name="P21">а) <text:span text:style-name="T6">В случае если пользователь введет символы “y” или “Y”, <text:s/>он</text:span><text:span text:style-name="T5"> получит повторное приглашение к вводу </text:span>числа<text:span text:style-name="T5">.</text:span></text:p>
      <text:p text:style-name="P9"><text:span text:style-name="T12">б</text:span>) <text:s/>В случае ввода <text:span text:style-name="T12">числового </text:span>значения случится отказ от повторного ввода. <text:span text:style-name="T12">Так как n находится вне диапазона </text:span>[-128, 127], <text:span text:style-name="T12">пользователь получит приглашение к вводу числа.</text:span></text:p>
      <text:p text:style-name="P9"><text:span text:style-name="T12">в</text:span>) <text:span text:style-name="T6">Если пользователь введет любое другое </text:span><text:span text:style-name="T10">нечисловое значение, </text:span><text:span text:style-name="T12">произойдет отказ от повторного ввода и программа перейдет к циклу с постусловием. Так как n находится вне диапазона </text:span>[-128, 127], <text:span text:style-name="T12">пользователь получит приглашение к вводу числа.</text:span></text:p>
      <text:p text:style-name="P9"/>
      <text:p text:style-name="P17"><text:span text:style-name="T5">4) В случае ввода значения </text:span><text:span text:style-name="T6">из диапазона </text:span><text:span text:style-name="T5">[-128, 127] и </text:span>нечислового <text:span text:style-name="T11">значения</text:span> <text:s/><text:span text:style-name="T12">пользователь получит запрос на</text:span><text:span text:style-name="T5"> повторн</text:span><text:span text:style-name="T12">ый</text:span><text:span text:style-name="T5"> ввод.</text:span></text:p>
      <text:p text:style-name="P9"><text:span text:style-name="T6">а) В случае если пользователь введет символы “y” или “Y”, <text:s/>он</text:span> получит повторное приглашение к вводу <text:span text:style-name="T12">числа</text:span>.</text:p>
      <text:p text:style-name="P13">б) Если пользователь введет любое другое <text:span text:style-name="T10">нечисловое значение</text:span>, в консоль выведется последнее введенное пользователем числовое значение, если он<text:span text:style-name="T12">о</text:span> попало в указанный <text:span text:style-name="T10">в постусловии </text:span>диапазон.</text:p>
      <text:p text:style-name="P13">в) Если введено любое числовое значение, <text:span text:style-name="T5"><text:s/>случится отказ от повторного ввод</text:span>а, так как в переменную “<text:span text:style-name="T7">c</text:span><text:span text:style-name="T8">” запишется первый символ числа, введенного пользователем. Затем в консоль выведется значении переменной n.</text:span></text:p>
      <text:p text:style-name="P17"><text:soft-page-break/></text:p>
      <text:p text:style-name="P19">5) <text:span text:style-name="T5">В случае ввода </text:span><text:span text:style-name="T10">нечисловог</text:span><text:span text:style-name="T12">о</text:span><text:span text:style-name="T10"> </text:span>значения и<text:span text:style-name="T5"> значения </text:span><text:span text:style-name="T6">из диапазона </text:span><text:span text:style-name="T5">[-128, 127]</text:span><text:span text:style-name="T10"> </text:span><text:span text:style-name="T12">пользователь получит запрос на</text:span><text:span text:style-name="T5"> повторн</text:span><text:span text:style-name="T12">ый</text:span><text:span text:style-name="T5"> ввод.</text:span></text:p>
      <text:p text:style-name="P9"><text:span text:style-name="T6">а) В случае если пользователь введет символы “y” или “Y”, <text:s/>он</text:span> получит повторное приглашение к вводу <text:span text:style-name="T12">числа</text:span>.</text:p>
      <text:p text:style-name="P13">б) Если пользователь введет любое другое <text:span text:style-name="T10">нечисловое значение</text:span>, в консоль выведется <text:span text:style-name="T12">значение переменной n, равное 0</text:span>.</text:p>
      <text:p text:style-name="P13">в) Если введено любое числовое значение, <text:span text:style-name="T5"><text:s/>случится отказ от повторного ввод</text:span>а, так как в переменную “<text:span text:style-name="T7">c</text:span><text:span text:style-name="T8">” запишется первый символ числа, введенного пользователем. Затем в консоль выведется значении переменной n</text:span><text:span text:style-name="T9">, равно 0.</text:span></text:p>
      <text:p text:style-name="P9"/>
      <text:p text:style-name="P9"><text:span text:style-name="T12">6</text:span>) В случае ввода значения LF(новая строка), либо другого пробельного символа, программа будет ожидать ввода либо числового значения, либо нечислового значения.</text:p>
      <text:p text:style-name="P9"/>
      <text:p text:style-name="P21">7) <text:span text:style-name="T5">В случае ввода </text:span><text:span text:style-name="T10">числового </text:span><text:span text:style-name="T5">значения, </text:span><text:span text:style-name="T10">выходящего за границы диапазона установленн</text:span>ого<text:span text:style-name="T10"> архитектурой</text:span><text:span text:style-name="T5"> пользователь получит запрос на повторный ввод</text:span>.</text:p>
      <text:p text:style-name="P21">а) <text:span text:style-name="T6">В случае если пользователь введет символы “y” или “Y”, <text:s/>он</text:span><text:span text:style-name="T5"> получит повторное приглашение к вводу </text:span>числа<text:span text:style-name="T5">.</text:span></text:p>
      <text:p text:style-name="P9"><text:span text:style-name="T12">б</text:span>) <text:s/>В случае ввода <text:span text:style-name="T12">числового </text:span>значения случится отказ от повторного ввода. <text:span text:style-name="T12">Так как n находится вне диапазона </text:span>[-128, 127], <text:span text:style-name="T12">пользователь получит приглашение к вводу числа, либо переменной n присвоится значение -1 и программа завершится выводом этого значения в консоль.</text:span></text:p>
      <text:p text:style-name="P9"><text:span text:style-name="T12">в</text:span>) <text:span text:style-name="T6">Если пользователь введет любое другое </text:span><text:span text:style-name="T10">нечисловое значение, </text:span><text:span text:style-name="T12">произойдет отказ от повторного ввода <text:s/>и программа перейдет к циклу с постусловием. Так как n находится вне диапазона </text:span>[-128, 127], <text:span text:style-name="T12">пользователь получит приглашение к вводу числа.</text:span></text:p>
      <text:p text:style-name="P9"/>
      <text:p text:style-name="P29">Программная реализация №1<text:span text:style-name="T14">1</text:span>:</text:p>
      <text:p text:style-name="P30"/>
      <text:p text:style-name="P36">/* Programming in C++ Style */ </text:p>
      <text:p text:style-name="P36"/>
      <text:p text:style-name="P36">#include &lt;iostream&gt; </text:p>
      <text:p text:style-name="P36">#include &lt;limits&gt; </text:p>
      <text:p text:style-name="P36"/>
      <text:p text:style-name="P36">int main() </text:p>
      <text:p text:style-name="P36">{ </text:p>
      <text:p text:style-name="P36"><text:tab/>using namespace std; </text:p>
      <text:p text:style-name="P36"/>
      <text:p text:style-name="P36"><text:tab/>int n(0); <text:s/>// default value </text:p>
      <text:p text:style-name="P36"/>
      <text:p text:style-name="P36"><text:tab/>cout &lt;&lt; "Programming in C++ style\n"; </text:p>
      <text:p text:style-name="P36"><text:tab/>do </text:p>
      <text:p text:style-name="P36"><text:tab/>{ </text:p>
      <text:p text:style-name="P36"><text:tab/><text:tab/>cout &lt;&lt; "Number [-128, 127]? "; </text:p>
      <text:p text:style-name="P36"><text:tab/><text:tab/>cin &gt;&gt; n; </text:p>
      <text:p text:style-name="P36"><text:tab/><text:tab/>if (cin.fail()) cin.clear(); </text:p>
      <text:p text:style-name="P36"><text:tab/><text:tab/>cin.ignore(numeric_limits&lt;streamsize&gt;::max(), '\n'); </text:p>
      <text:p text:style-name="P36"><text:tab/>} </text:p>
      <text:p text:style-name="P36"><text:tab/>while (!(n &gt;= -128 &amp;&amp; n &lt;= 127)); </text:p>
      <text:p text:style-name="P36"><text:tab/>cout &lt;&lt; n &lt;&lt; endl; </text:p>
      <text:p text:style-name="P36"><text:tab/>cout &lt;&lt; numeric_limits&lt;streamsize&gt;::max() &lt;&lt; endl; </text:p>
      <text:p text:style-name="P36"/>
      <text:p text:style-name="P36"><text:tab/>return 0; </text:p>
      <text:p text:style-name="P36"><text:soft-page-break/>}</text:p>
      <text:p text:style-name="P36"/>
      <text:p text:style-name="P36">Попытка осуществить ввод целого числа из диапазона значений [-128, 127] с помощью цикла с постусловием <text:span text:style-name="T14">и игнорированием максимального размера потока ввода.</text:span></text:p>
      <text:p text:style-name="P36"/>
      <text:p text:style-name="P10">1) В случае, <text:span text:style-name="T6">когда пользователь</text:span> ввод<text:span text:style-name="T6">ит</text:span> значени<text:span text:style-name="T6">е из диапазона </text:span>[-128, 127] <text:s/>программа выполнится успешно и в консоль выведется значении переменной n.</text:p>
      <text:p text:style-name="P10"/>
      <text:p text:style-name="P10">2) В случае ввода <text:span text:style-name="T6">нечисловых символов</text:span> в консоль выведется значение переменной n, равное 0.</text:p>
      <text:p text:style-name="P10"/>
      <text:p text:style-name="P10">3) В случае, <text:span text:style-name="T6">когда введено</text:span> значени<text:span text:style-name="T6">е НЕ из диапазона </text:span>[-128, 127] пользователь получит повторное приглашение к вводу, благдаря циклу с постусловием.</text:p>
      <text:p text:style-name="P10"><text:span text:style-name="T10">а) </text:span>Если будет введено <text:span text:style-name="T6">значение, состоящее из нечисловых символов</text:span>, в консоль выведется значение переменной n, равное 0. <text:span text:style-name="T10">Из-за неверного ввода, в переменную записалось значение по умолчанию для целых чисел.</text:span></text:p>
      <text:p text:style-name="P10"><text:span text:style-name="T10">б) </text:span>Если пользователь введет значени<text:span text:style-name="T6">е из диапазона </text:span>[-128, 127] программа выполнится успешно и в консоль выведется значении переменной n.</text:p>
      <text:p text:style-name="P22">в) <text:s/><text:span text:style-name="T5">В случае ввода </text:span><text:span text:style-name="T10">числового </text:span><text:span text:style-name="T5">значения, </text:span><text:span text:style-name="T10">выходящего за границы диапазона установленн</text:span>ого<text:span text:style-name="T10"> архитектурой</text:span><text:span text:style-name="T5"> <text:s/>пользователь получит повторное приглашение к вводу, благдаря циклу с постусловием.</text:span></text:p>
      <text:p text:style-name="P10">4) В случае ввода значения <text:span text:style-name="T6">из диапазона </text:span>[-128, 127] и <text:span text:style-name="T10">нечислового символа</text:span> программа выполнится успешно и в консоль выведется значении переменной n.</text:p>
      <text:p text:style-name="P20">5) <text:span text:style-name="T5">В случае ввода </text:span><text:span text:style-name="T6">нечисловых символов </text:span>и<text:span text:style-name="T5"> значени</text:span>я<text:span text:style-name="T6"> из диапазона </text:span><text:span text:style-name="T5">[-128, 127] <text:s/>в консоль вывед</text:span>ется значение <text:span text:style-name="T5">n, равное 0.</text:span></text:p>
      <text:p text:style-name="P10"/>
      <text:p text:style-name="P10"><text:span text:style-name="T11">6</text:span>) В случае ввода значения LF(новая строка), либо другого пробельного символа, программа будет ожидать ввода либо числового значения, либо нечислового значения.</text:p>
      <text:p text:style-name="P10"/>
      <text:p text:style-name="P22">7) <text:span text:style-name="T5">В случае ввода </text:span><text:span text:style-name="T10">числового </text:span><text:span text:style-name="T5">значения, </text:span><text:span text:style-name="T10">выходящего за границы диапазона установленн</text:span>ого<text:span text:style-name="T10"> архитектурой</text:span> пользователь получит повторное приглашение к вводу, благдаря циклу с постусловием.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em Pichugin</meta:initial-creator>
    <meta:creation-date>2023-10-28T17:44:18.151130680</meta:creation-date>
    <dc:date>2023-10-31T23:04:03.372164372</dc:date>
    <dc:creator>Artem Pichugin</dc:creator>
    <meta:editing-duration>PT23H55M29S</meta:editing-duration>
    <meta:editing-cycles>11</meta:editing-cycles>
    <meta:generator>LibreOffice/7.5.7.1$Linux_X86_64 LibreOffice_project/50$Build-1</meta:generator>
    <meta:document-statistic meta:table-count="0" meta:image-count="0" meta:object-count="0" meta:page-count="16" meta:paragraph-count="377" meta:word-count="4260" meta:character-count="29448" meta:non-whitespace-character-count="25104"/>
  </office:meta>
</office:document-meta>
</file>